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buch Pixar Cameos Upcoming movies</text:p>
      <text:p text:style-name="Standard"/>
      <text:p text:style-name="Standard"/>
      <text:p text:style-name="Standard"/>
      <text:p text:style-name="Standard">Nodelist:</text:p>
      <text:p text:style-name="Standard"/>
      <text:p text:style-name="Standard">art:</text:p>
      <text:p text:style-name="Standard">1 <text:tab/>Figur/Gegenstand/Tier</text:p>
      <text:p text:style-name="Standard">2 <text:tab/>Film</text:p>
      <text:p text:style-name="Standard"/>
      <text:p text:style-name="Standard"/>
      <text:p text:style-name="Standard">Edgelist:</text:p>
      <text:p text:style-name="Standard">1 <text:tab/>Gegenstand, der in den Film gehört</text:p>
      <text:p text:style-name="Standard">2<text:tab/>Figur, die in den Film gehört</text:p>
      <text:p text:style-name="Standard">3 <text:tab/>Cameo als Figur</text:p>
      <text:p text:style-name="Standard">4 <text:tab/>Cameo als Gegen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4" meta:character-count="199" meta:non-whitespace-character-count="170"/>
    <meta:generator>LibreOfficeDev/6.0.5.2$Linux_X86_64 LibreOffice_project/</meta:generator>
  </office:meta>
</office:document-meta>
</file>